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917in"/>
    </style:style>
    <style:style style:name="ro1" style:family="table-row">
      <style:table-row-properties style:row-height="0.1957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>
          <table:table-cell office:value-type="float" office:value="2.73" calcext:value-type="float">
            <text:p>2.73</text:p>
          </table:table-cell>
          <table:table-cell table:formula="of:=SECH([.A1])" office:value-type="float" office:value="0.129886101562781" calcext:value-type="float">
            <text:p>0.1298861016</text:p>
          </table:table-cell>
          <table:table-cell table:number-columns-repeated="1022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SECH([.A2])" office:value-type="float" office:value="0.925007451905755" calcext:value-type="float">
            <text:p>0.9250074519</text:p>
          </table:table-cell>
          <table:table-cell table:number-columns-repeated="1022"/>
        </table:table-row>
        <table:table-row table:style-name="ro1">
          <table:table-cell office:value-type="float" office:value="3.46" calcext:value-type="float">
            <text:p>3.46</text:p>
          </table:table-cell>
          <table:table-cell table:formula="of:=SECH([.A3])" office:value-type="float" office:value="0.0627974907951377" calcext:value-type="float">
            <text:p>0.0627974908</text:p>
          </table:table-cell>
          <table:table-cell table:number-columns-repeated="1022"/>
        </table:table-row>
        <table:table-row table:style-name="ro1">
          <table:table-cell office:value-type="float" office:value="7.46" calcext:value-type="float">
            <text:p>7.46</text:p>
          </table:table-cell>
          <table:table-cell table:formula="of:=SECH([.A4])" office:value-type="float" office:value="0.00115131196145276" calcext:value-type="float">
            <text:p>0.001151312</text:p>
          </table:table-cell>
          <table:table-cell table:number-columns-repeated="1022"/>
        </table:table-row>
        <table:table-row table:style-name="ro1">
          <table:table-cell office:value-type="float" office:value="0.24" calcext:value-type="float">
            <text:p>0.24</text:p>
          </table:table-cell>
          <table:table-cell table:formula="of:=SECH([.A5])" office:value-type="float" office:value="0.971875378816287" calcext:value-type="float">
            <text:p>0.9718753788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ECH([.A6])" office:value-type="float" office:value="0.648054273663885" calcext:value-type="float">
            <text:p>0.6480542737</text:p>
          </table:table-cell>
          <table:table-cell table:number-columns-repeated="1022"/>
        </table:table-row>
        <table:table-row table:style-name="ro1">
          <table:table-cell office:value-type="float" office:value="5.58" calcext:value-type="float">
            <text:p>5.58</text:p>
          </table:table-cell>
          <table:table-cell table:formula="of:=SECH([.A7])" office:value-type="float" office:value="0.00754502365491702" calcext:value-type="float">
            <text:p>0.0075450237</text:p>
          </table:table-cell>
          <table:table-cell table:number-columns-repeated="1022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formula="of:=SECH([.A8])" office:value-type="float" office:value="0.91784869785181" calcext:value-type="float">
            <text:p>0.9178486979</text:p>
          </table:table-cell>
          <table:table-cell table:number-columns-repeated="1022"/>
        </table:table-row>
        <table:table-row table:style-name="ro1">
          <table:table-cell office:value-type="float" office:value="9.63" calcext:value-type="float">
            <text:p>9.63</text:p>
          </table:table-cell>
          <table:table-cell table:formula="of:=SECH([.A9])" office:value-type="float" office:value="0.000131454099072978" calcext:value-type="float">
            <text:p>0.0001314541</text:p>
          </table:table-cell>
          <table:table-cell table:number-columns-repeated="1022"/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SECH([.A10])" office:value-type="float" office:value="0.0271321228433919" calcext:value-type="float">
            <text:p>0.0271321228</text:p>
          </table:table-cell>
          <table:table-cell table:number-columns-repeated="1022"/>
        </table:table-row>
        <table:table-row table:style-name="ro1">
          <table:table-cell office:value-type="float" office:value="0.67" calcext:value-type="float">
            <text:p>0.67</text:p>
          </table:table-cell>
          <table:table-cell table:formula="of:=SECH([.A11])" office:value-type="float" office:value="0.811047801689178" calcext:value-type="float">
            <text:p>0.8110478017</text:p>
          </table:table-cell>
          <table:table-cell table:number-columns-repeated="1022"/>
        </table:table-row>
        <table:table-row table:style-name="ro1">
          <table:table-cell office:value-type="float" office:value="1.64" calcext:value-type="float">
            <text:p>1.64</text:p>
          </table:table-cell>
          <table:table-cell table:formula="of:=SECH([.A12])" office:value-type="float" office:value="0.373891210109825" calcext:value-type="float">
            <text:p>0.3738912101</text:p>
          </table:table-cell>
          <table:table-cell table:number-columns-repeated="1022"/>
        </table:table-row>
        <table:table-row table:style-name="ro1">
          <table:table-cell office:value-type="float" office:value="0.09" calcext:value-type="float">
            <text:p>0.09</text:p>
          </table:table-cell>
          <table:table-cell table:formula="of:=SECH([.A13])" office:value-type="float" office:value="0.99596362387252" calcext:value-type="float">
            <text:p>0.9959636239</text:p>
          </table:table-cell>
          <table:table-cell table:number-columns-repeated="1022"/>
        </table:table-row>
        <table:table-row table:style-name="ro1">
          <table:table-cell office:value-type="float" office:value="1.17" calcext:value-type="float">
            <text:p>1.17</text:p>
          </table:table-cell>
          <table:table-cell table:formula="of:=SECH([.A14])" office:value-type="float" office:value="0.566193773544607" calcext:value-type="float">
            <text:p>0.5661937735</text:p>
          </table:table-cell>
          <table:table-cell table:number-columns-repeated="1022"/>
        </table:table-row>
        <table:table-row table:style-name="ro2">
          <table:table-cell office:value-type="float" office:value="5.53" calcext:value-type="float">
            <text:p>5.53</text:p>
          </table:table-cell>
          <table:table-cell table:formula="of:=SECH([.A15])" office:value-type="float" office:value="0.00793185341750882" calcext:value-type="float">
            <text:p>0.007931853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ECH([.A16])" office:value-type="float" office:value="0.648054273663885" calcext:value-type="float">
            <text:p>0.6480542737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-asian="微软雅黑" style:font-family-asian="微软雅黑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3">00/00/0000</text:date>, <text:time style:data-style-name="N2" text:time-value="0000-00-00T00:00:01.4970436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13T10:34:05.147000000</dc:date>
    <meta:editing-cycles>44</meta:editing-cycles>
    <meta:editing-duration>PT11H39M57S</meta:editing-duration>
    <meta:generator>LibreOffice/4.1.3.2$Windows_x86 LibreOffice_project/70feb7d99726f064edab4605a8ab840c50ec57a</meta:generator>
    <meta:document-statistic meta:table-count="1" meta:cell-count="32" meta:object-count="0"/>
  </office:meta>
</office:document-meta>
</file>